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1b44" officeooo:paragraph-rsid="00031c58"/>
    </style:style>
    <style:style style:name="P2" style:family="paragraph" style:parent-style-name="Standard">
      <style:paragraph-properties fo:text-align="end" style:justify-single-word="false"/>
      <style:text-properties officeooo:rsid="0017a199" officeooo:paragraph-rsid="00031c58"/>
    </style:style>
    <style:style style:name="P3" style:family="paragraph" style:parent-style-name="Standard" style:list-style-name="L1">
      <style:text-properties officeooo:paragraph-rsid="0002ef5f"/>
    </style:style>
    <style:style style:name="P4" style:family="paragraph" style:parent-style-name="Standard" style:list-style-name="L1">
      <style:text-properties officeooo:rsid="00069738" officeooo:paragraph-rsid="00069738"/>
    </style:style>
    <style:style style:name="P5" style:family="paragraph" style:parent-style-name="Standard" style:list-style-name="L1">
      <style:text-properties officeooo:rsid="00069738" officeooo:paragraph-rsid="000a3c9f"/>
    </style:style>
    <style:style style:name="P6" style:family="paragraph" style:parent-style-name="Standard" style:list-style-name="L1">
      <style:text-properties officeooo:rsid="0006e893" officeooo:paragraph-rsid="0006e893"/>
    </style:style>
    <style:style style:name="P7" style:family="paragraph" style:parent-style-name="Standard" style:list-style-name="L2">
      <style:text-properties officeooo:rsid="0006e893" officeooo:paragraph-rsid="0006e893"/>
    </style:style>
    <style:style style:name="P8" style:family="paragraph" style:parent-style-name="Standard" style:list-style-name="L2">
      <style:text-properties officeooo:rsid="00086253" officeooo:paragraph-rsid="00086253"/>
    </style:style>
    <style:style style:name="P9" style:family="paragraph" style:parent-style-name="Standard" style:list-style-name="L1">
      <style:text-properties officeooo:rsid="00086253" officeooo:paragraph-rsid="00086253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style:font-name="Menlo" fo:font-size="11pt" officeooo:rsid="0002ef5f" officeooo:paragraph-rsid="00069738" style:font-size-asian="11pt" style:font-size-complex="11pt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02ef5f" officeooo:paragraph-rsid="00069738"/>
    </style:style>
    <style:style style:name="T1" style:family="text">
      <style:text-properties officeooo:rsid="0002ef5f"/>
    </style:style>
    <style:style style:name="T2" style:family="text">
      <style:text-properties style:font-name="Menlo"/>
    </style:style>
    <style:style style:name="T3" style:family="text">
      <style:text-properties style:font-name="Menlo" fo:font-size="11pt" style:font-size-asian="11pt" style:font-size-complex="11pt"/>
    </style:style>
    <style:style style:name="T4" style:family="text">
      <style:text-properties style:font-name="Menlo" officeooo:rsid="0002ef5f"/>
    </style:style>
    <style:style style:name="T5" style:family="text">
      <style:text-properties officeooo:rsid="00050a9a"/>
    </style:style>
    <style:style style:name="T6" style:family="text">
      <style:text-properties officeooo:rsid="00069738"/>
    </style:style>
    <style:style style:name="T7" style:family="text">
      <style:text-properties style:font-name="Liberation Serif"/>
    </style:style>
    <style:style style:name="T8" style:family="text">
      <style:text-properties officeooo:rsid="00086253"/>
    </style:style>
    <style:style style:name="T9" style:family="text">
      <style:text-properties style:font-name="Menlo"/>
    </style:style>
    <style:style style:name="T10" style:family="text">
      <style:text-properties style:font-name="Menlo" officeooo:rsid="0008f097"/>
    </style:style>
    <style:style style:name="T11" style:family="text">
      <style:text-properties officeooo:rsid="000a90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ler Charles Hoffman</text:p>
      <text:p text:style-name="P2">Edward Philip Gurnee</text:p>
      <text:p text:style-name="P2">10/<text:span text:style-name="T5">14</text:span>/15</text:p>
      <text:p text:style-name="P2">COSC 671</text:p>
      <text:p text:style-name="P2"/>
      <text:p text:style-name="P1">Fog – as db4o Database</text:p>
      <text:p text:style-name="P1"/>
      <text:list xml:id="list4344080052928844928" text:style-name="L1">
        <text:list-item>
          <text:p text:style-name="P4">UML included in <text:span text:style-name="T2">cosc671_fog.jpg</text:span></text:p>
        </text:list-item>
        <text:list-item>
          <text:p text:style-name="P5">All of the production schema is inclu<text:span text:style-name="T7">ded in the </text:span><text:span text:style-name="T2">src/.../schema/</text:span><text:span text:style-name="T7"> while all of the odl </text:span>is included in <text:span text:style-name="T2">o</text:span><text:span text:style-name="T10">q</text:span><text:span text:style-name="T2">l/</text:span><text:span text:style-name="T10">odl/</text:span></text:p>
        </text:list-item>
        <text:list-item>
          <text:p text:style-name="P3"><text:span text:style-name="T1">Sample OQL (other queries found in </text:span><text:span text:style-name="T4">src/.../commands/</text:span><text:span text:style-name="T1">):</text:span></text:p>
        </text:list-item>
      </text:list>
      <text:p text:style-name="P10">select g.name</text:p>
      <text:p text:style-name="P10">from Games g</text:p>
      <text:p text:style-name="P10">where g.developer.name = 'Power Cosmic';</text:p>
      <text:p text:style-name="P10"/>
      <text:p text:style-name="P10">max(select c.attack</text:p>
      <text:p text:style-name="P10"><text:s text:c="4"/>from Cards c</text:p>
      <text:p text:style-name="P10"><text:s text:c="4"/>where c.owner.username = "egurnee");</text:p>
      <text:p text:style-name="P10"/>
      <text:p text:style-name="P10">select g.name</text:p>
      <text:p text:style-name="P10">from Games g</text:p>
      <text:p text:style-name="P10">where count(g.genres) &gt; 2);</text:p>
      <text:p text:style-name="P10"/>
      <text:p text:style-name="P10">select g.title, g.d<text:span text:style-name="T6">e</text:span>scription</text:p>
      <text:p text:style-name="P10">from Games g;</text:p>
      <text:p text:style-name="P10"/>
      <text:p text:style-name="P10">select h.player.username</text:p>
      <text:p text:style-name="P10">from h in PlayHistories</text:p>
      <text:p text:style-name="P10">where h.game.developer = 'Power Cosmic';</text:p>
      <text:p text:style-name="P10"/>
      <text:p text:style-name="P10">select p.poster.username</text:p>
      <text:p text:style-name="P10">from p in ( select f.posts</text:p>
      <text:p text:style-name="P10"><text:s text:c="12"/>from f in ForumThreads</text:p>
      <text:p text:style-name="P10"><text:s text:c="12"/>where f.title = 'Start Here');</text:p>
      <text:p text:style-name="P10"/>
      <text:p text:style-name="P10">select ph.player.username</text:p>
      <text:p text:style-name="P10">from ph in PlayHistories</text:p>
      <text:p text:style-name="P11"><text:span text:style-name="T3">where ph.name.title = 'Fonkey Mong'</text:span>;</text:p>
      <text:list xml:id="list233706572326317" text:continue-numbering="true" text:style-name="L1">
        <text:list-item>
          <text:p text:style-name="P4">The super basic instance generator is included in the <text:span text:style-name="T2">src/…/application/BasicInstance.java</text:span></text:p>
        </text:list-item>
        <text:list-item>
          <text:p text:style-name="P4">Source Code in <text:span text:style-name="T2">src/</text:span></text:p>
        </text:list-item>
        <text:list-item>
          <text:p text:style-name="P6">Teammate contributions:</text:p>
        </text:list-item>
      </text:list>
      <text:list xml:id="list7481889753810780978" text:style-name="L2">
        <text:list-item>
          <text:list>
            <text:list-item>
              <text:p text:style-name="P7">Tyler: most of the java/db40 code, design of the entire menu application, worked together to create UML</text:p>
            </text:list-item>
            <text:list-item>
              <text:p text:style-name="P7">Eddie: the actual typing of this paper (which is why it's almost late), few java queries and the literally one test that was written, sample oql queries and <text:span text:style-name="T8">odl</text:span></text:p>
            </text:list-item>
            <text:list-item>
              <text:p text:style-name="P8">all commits and code is visible at the project repo hosted at GitHub: <text:a xlink:type="simple" xlink:href="https://github.com/power-cosmic/cosc671_oodbms_project" text:style-name="Internet_20_link" text:visited-style-name="Visited_20_Internet_20_Link">https://github.com/power-cosmic/cosc671_oodbms_project</text:a> </text:p>
            </text:list-item>
          </text:list>
        </text:list-item>
      </text:list>
      <text:list xml:id="list233707223832753" text:continue-list="list233706572326317" text:style-name="L1">
        <text:list-item>
          <text:p text:style-name="P9">Demo time: 2:00-2:15 W<text:span text:style-name="T11">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2:50:05.661779000</meta:creation-date>
    <dc:date>2015-10-14T23:37:05.851528000</dc:date>
    <meta:editing-duration>PT16M17S</meta:editing-duration>
    <meta:editing-cycles>6</meta:editing-cycles>
    <meta:generator>LibreOffice/4.4.5.2$MacOSX_X86_64 LibreOffice_project/a22f674fd25a3b6f45bdebf25400ed2adff0ff99</meta:generator>
    <meta:document-statistic meta:table-count="0" meta:image-count="0" meta:object-count="0" meta:page-count="1" meta:paragraph-count="36" meta:word-count="206" meta:character-count="1365" meta:non-whitespace-character-count="1171"/>
  </office:meta>
</office:document-meta>
</file>